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210-05 </text:p>
          </table:table-cell>
          <table:table-cell office:value-type="string">
            <text:p>30-9-2005 </text:p>
          </table:table-cell>
          <table:table-cell office:value-type="string">
            <text:p>M/s. Freight Logestic, 53-55, Modi Street, Dhanraj Niwas, 2nd Floor, Fort, MUMBAI 400 001. </text:p>
          </table:table-cell>
        </table:table-row>
        <table:table-row table:style-name="ro1">
          <table:table-cell office:value-type="string">
            <text:p>221-05 </text:p>
          </table:table-cell>
          <table:table-cell table:style-name="Default" office:value-type="string">
            <text:p>28-2-2006 </text:p>
          </table:table-cell>
          <table:table-cell office:value-type="string">
            <text:p>M/s. Freight Logestic, 53-55, Modi Street, Dhanraj Niwas, 2nd Floor, Fort, MUMBAI 400 001. </text:p>
          </table:table-cell>
        </table:table-row>
        <table:table-row table:style-name="ro1">
          <table:table-cell office:value-type="string">
            <text:p>215-05 </text:p>
          </table:table-cell>
          <table:table-cell office:value-type="string">
            <text:p>30-11-2005 </text:p>
          </table:table-cell>
          <table:table-cell office:value-type="string">
            <text:p>M/s. Freight Logestic, 53-55, Modi Street, Dhanraj Niwas, 2nd Floor, Fort, MUMBAI 400 001. </text:p>
          </table:table-cell>
        </table:table-row>
        <table:table-row table:style-name="ro1">
          <table:table-cell office:value-type="string">
            <text:p>321-06 </text:p>
          </table:table-cell>
          <table:table-cell office:value-type="string">
            <text:p>28-2-2007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224-06 </text:p>
          </table:table-cell>
          <table:table-cell office:value-type="string">
            <text:p>31-3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01-06 </text:p>
          </table:table-cell>
          <table:table-cell office:value-type="string">
            <text:p>28-4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04-06 </text:p>
          </table:table-cell>
          <table:table-cell office:value-type="string">
            <text:p>31-5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217-05 </text:p>
          </table:table-cell>
          <table:table-cell office:value-type="string">
            <text:p>31-12-2005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219-05 </text:p>
          </table:table-cell>
          <table:table-cell office:value-type="string">
            <text:p>31-1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14-06 </text:p>
          </table:table-cell>
          <table:table-cell office:value-type="string">
            <text:p>31-10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19-07 </text:p>
          </table:table-cell>
          <table:table-cell office:value-type="string">
            <text:p>31-1-2007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11-06 </text:p>
          </table:table-cell>
          <table:table-cell office:value-type="string">
            <text:p>30-9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16-06 </text:p>
          </table:table-cell>
          <table:table-cell office:value-type="string">
            <text:p>30-11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06-06 </text:p>
          </table:table-cell>
          <table:table-cell office:value-type="string">
            <text:p>30-6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08-06 </text:p>
          </table:table-cell>
          <table:table-cell office:value-type="string">
            <text:p>31-7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18-06 </text:p>
          </table:table-cell>
          <table:table-cell office:value-type="string">
            <text:p>30-12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309-06 </text:p>
          </table:table-cell>
          <table:table-cell office:value-type="string">
            <text:p>31-8-2006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216-05 </text:p>
          </table:table-cell>
          <table:table-cell office:value-type="string">
            <text:p>30-11-2005 </text:p>
          </table:table-cell>
          <table:table-cell office:value-type="string">
            <text:p>M/s. MSK International, 53-55, Modi Street, Dhanraj Niwas, 2nd Floor, Fort, MUMBAI 400 001. </text:p>
          </table:table-cell>
        </table:table-row>
        <table:table-row table:style-name="ro1">
          <table:table-cell office:value-type="string">
            <text:p>123/04 </text:p>
          </table:table-cell>
          <table:table-cell office:value-type="string">
            <text:p>01-04-2005</text:p>
          </table:table-cell>
          <table:table-cell office:value-type="string">
            <text:p>M/s. Transcon Freight System Pvt. Ltd., 306, 3rd Floor, "KUNTAL", Modi Estate, L.B.S. Marg, Ghatkoper West, MUMBAI 400 086 </text:p>
          </table:table-cell>
        </table:table-row>
        <table:table-row table:style-name="ro1">
          <table:table-cell office:value-type="string">
            <text:p>212-05 </text:p>
          </table:table-cell>
          <table:table-cell office:value-type="string">
            <text:p>31-10-2005 </text:p>
          </table:table-cell>
          <table:table-cell office:value-type="string">
            <text:p>MSK Internateional, 53-55, Modi Street, Dhanraj Niwas, 2nd Floor, Fort, MUMBAI 400 001. </text:p>
          </table:table-cell>
        </table:table-row>
        <table:table-row table:style-name="ro1">
          <table:table-cell office:value-type="string">
            <text:p>201/05 </text:p>
          </table:table-cell>
          <table:table-cell office:value-type="string">
            <text:p>30-4-2005 </text:p>
          </table:table-cell>
          <table:table-cell office:value-type="string">
            <text:p>MSK Internateional, 53-55, Modi Street, Dhanraj Niwas, 2nd Floor, Fort, MUMBAI 400 001. </text:p>
          </table:table-cell>
        </table:table-row>
        <table:table-row table:style-name="ro1">
          <table:table-cell office:value-type="string">
            <text:p>202/05 </text:p>
          </table:table-cell>
          <table:table-cell office:value-type="string">
            <text:p>30-5-2005 </text:p>
          </table:table-cell>
          <table:table-cell office:value-type="string">
            <text:p>MSK Internateional, 53-55, Modi Street, Dhanraj Niwas, 2nd Floor, Fort, MUMBAI 400 001. </text:p>
          </table:table-cell>
        </table:table-row>
        <table:table-row table:style-name="ro1">
          <table:table-cell office:value-type="string">
            <text:p>209-05 </text:p>
          </table:table-cell>
          <table:table-cell office:value-type="string">
            <text:p>31-8-2005 </text:p>
          </table:table-cell>
          <table:table-cell office:value-type="string">
            <text:p>MSK Internateional, 53-55, Modi Street, Dhanraj Niwas, 2nd Floor, Fort, MUMBAI 400 001. </text:p>
          </table:table-cell>
        </table:table-row>
        <table:table-row table:style-name="ro1">
          <table:table-cell office:value-type="string">
            <text:p>206/05 </text:p>
          </table:table-cell>
          <table:table-cell office:value-type="string">
            <text:p>27-7-2005 </text:p>
          </table:table-cell>
          <table:table-cell office:value-type="string">
            <text:p>MSK Internateional, 53-55, Modi Street, Dhanraj Niwas, 2nd Floor, Fort, MUMBAI 400 001. </text:p>
          </table:table-cell>
        </table:table-row>
        <table:table-row table:style-name="ro1">
          <table:table-cell office:value-type="string">
            <text:p>105/04 </text:p>
          </table:table-cell>
          <table:table-cell office:value-type="string">
            <text:p>31-8-2004 </text:p>
          </table:table-cell>
          <table:table-cell office:value-type="string">
            <text:p>Pearl Shipping Pvt. Ltd., 306 3rd Floor, "KUNTAL", Modi Estate, L.B.S. Marg, Ghatkopar West, MUMBAI-400086. </text:p>
          </table:table-cell>
        </table:table-row>
        <table:table-row table:style-name="ro1">
          <table:table-cell office:value-type="string">
            <text:p>104/04 </text:p>
          </table:table-cell>
          <table:table-cell office:value-type="string">
            <text:p>30-7-2004 </text:p>
          </table:table-cell>
          <table:table-cell office:value-type="string">
            <text:p>Pearl Shipping Pvt. Ltd., 306 3rd Floor, "KUNTAL", Modi Estate, L.B.S. Marg, Ghatkopar West, MUMBAI-400086. </text:p>
          </table:table-cell>
        </table:table-row>
        <table:table-row table:style-name="ro1">
          <table:table-cell office:value-type="string">
            <text:p>103/04 </text:p>
          </table:table-cell>
          <table:table-cell office:value-type="string">
            <text:p>30-6-2004 </text:p>
          </table:table-cell>
          <table:table-cell office:value-type="string">
            <text:p>Pearl Shipping Pvt. Ltd., 306 3rd Floor, "KUNTAL", Modi Estate, L.B.S. Marg, Ghatkopar West, MUMBAI-400086. </text:p>
          </table:table-cell>
        </table:table-row>
        <table:table-row table:style-name="ro1">
          <table:table-cell office:value-type="string">
            <text:p>101/04 </text:p>
          </table:table-cell>
          <table:table-cell office:value-type="string">
            <text:p>30-4-2004 </text:p>
          </table:table-cell>
          <table:table-cell office:value-type="string">
            <text:p>Pearl Shipping Pvt. Ltd., 306 3rd Floor, "KUNTAL", Modi Estate, L.B.S. Marg, Ghatkopar West, MUMBAI-400086. </text:p>
          </table:table-cell>
        </table:table-row>
        <table:table-row table:style-name="ro1">
          <table:table-cell office:value-type="string">
            <text:p>102/04 </text:p>
          </table:table-cell>
          <table:table-cell office:value-type="string">
            <text:p>31-5-2004 </text:p>
          </table:table-cell>
          <table:table-cell office:value-type="string">
            <text:p>Pearl Shipping Pvt. Ltd., 306 3rd Floor, "KUNTAL", Modi Estate, L.B.S. Marg, Ghatkopar West, MUMBAI-400086. </text:p>
          </table:table-cell>
        </table:table-row>
        <table:table-row table:style-name="ro1">
          <table:table-cell office:value-type="string">
            <text:p>106/04 </text:p>
          </table:table-cell>
          <table:table-cell office:value-type="string">
            <text:p>30-9-2004 </text:p>
          </table:table-cell>
          <table:table-cell office:value-type="string">
            <text:p>Pearl Shipping Pvt. Ltd., 306 3rd Floor, "KUNTAL", Modi Estate, L.B.S. Marg, Ghatkopar West, MUMBAI-400086. </text:p>
          </table:table-cell>
        </table:table-row>
        <table:table-row table:style-name="ro1">
          <table:table-cell office:value-type="string">
            <text:p>302-06 </text:p>
          </table:table-cell>
          <table:table-cell office:value-type="string">
            <text:p>14-5-2006 </text:p>
          </table:table-cell>
          <table:table-cell office:value-type="string">
            <text:p>Pearl Shipping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204/05 </text:p>
          </table:table-cell>
          <table:table-cell office:value-type="string">
            <text:p>30-6-2005 </text:p>
          </table:table-cell>
          <table:table-cell office:value-type="string">
            <text:p>Pearl Shipping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12-06 </text:p>
          </table:table-cell>
          <table:table-cell office:value-type="string">
            <text:p>30-9-2006 </text:p>
          </table:table-cell>
          <table:table-cell office:value-type="string">
            <text:p>Pearl Shipping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205/05 </text:p>
          </table:table-cell>
          <table:table-cell office:value-type="string">
            <text:p>15-7-2005 </text:p>
          </table:table-cell>
          <table:table-cell office:value-type="string">
            <text:p>Pearl Shipping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203/05 </text:p>
          </table:table-cell>
          <table:table-cell office:value-type="string">
            <text:p>28-6-2005 </text:p>
          </table:table-cell>
          <table:table-cell office:value-type="string">
            <text:p>Pearl Shipping Pvt. Ltd., 306, 3rd Floor, "KUNTAL", Modi Estate, L.B.S. Marg, Ghatkoper (West), MUMBAI 400 086 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28-4-2006 </text:p>
          </table:table-cell>
          <table:table-cell office:value-type="string">
            <text:p>Pearl Shipping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02/06 </text:p>
          </table:table-cell>
          <table:table-cell office:value-type="string">
            <text:p>28-4-2006 </text:p>
          </table:table-cell>
          <table:table-cell office:value-type="string">
            <text:p>Pearl Shipping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211-05 </text:p>
          </table:table-cell>
          <table:table-cell office:value-type="string">
            <text:p>30-9-2005 </text:p>
          </table:table-cell>
          <table:table-cell office:value-type="string">
            <text:p>Transcon Freight System Pvt. Ltd. 306, 3rd Floor, "KUNTAL", Modi Estate, L.B.S. Marg, Ghatkoper (West), MUMBAI 400 086 </text:p>
          </table:table-cell>
        </table:table-row>
        <table:table-row table:style-name="ro1">
          <table:table-cell office:value-type="string">
            <text:p>208/05 </text:p>
          </table:table-cell>
          <table:table-cell office:value-type="string">
            <text:p>31-8-2005 </text:p>
          </table:table-cell>
          <table:table-cell office:value-type="string">
            <text:p>Transcon Freight System Pvt. Ltd. 306, 3rd Floor, "KUNTAL", Modi Estate, L.B.S. Marg, Ghatkoper (West), MUMBAI 400 086 </text:p>
          </table:table-cell>
        </table:table-row>
        <table:table-row table:style-name="ro1">
          <table:table-cell office:value-type="string">
            <text:p>214-05 </text:p>
          </table:table-cell>
          <table:table-cell office:value-type="string">
            <text:p>30-11-2005 </text:p>
          </table:table-cell>
          <table:table-cell office:value-type="string">
            <text:p>Transcon Freight System Pvt. Ltd. 306, 3rd Floor, "KUNTAL", Modi Estate, L.B.S. Marg, Ghatkoper (West), MUMBAI 400 086 </text:p>
          </table:table-cell>
        </table:table-row>
        <table:table-row table:style-name="ro1">
          <table:table-cell office:value-type="string">
            <text:p>218-05 </text:p>
          </table:table-cell>
          <table:table-cell office:value-type="string">
            <text:p>31-12-2005 </text:p>
          </table:table-cell>
          <table:table-cell office:value-type="string">
            <text:p>Transcon Freight System Pvt. Ltd. 306, 3rd Floor, "KUNTAL", Modi Estate, L.B.S. Marg, Ghatkoper (West), MUMBAI 400 086 </text:p>
          </table:table-cell>
        </table:table-row>
        <table:table-row table:style-name="ro1">
          <table:table-cell office:value-type="string">
            <text:p>220-05 </text:p>
          </table:table-cell>
          <table:table-cell office:value-type="string">
            <text:p>31-1-2006 </text:p>
          </table:table-cell>
          <table:table-cell office:value-type="string">
            <text:p>Transcon Freight System Pvt. Ltd. 306, 3rd Floor, "KUNTAL", Modi Estate, L.B.S. Marg, Ghatkoper (West), MUMBAI 400 086 </text:p>
          </table:table-cell>
        </table:table-row>
        <table:table-row table:style-name="ro1">
          <table:table-cell office:value-type="string">
            <text:p>207-05 </text:p>
          </table:table-cell>
          <table:table-cell office:value-type="string">
            <text:p>30-7-2005 </text:p>
          </table:table-cell>
          <table:table-cell office:value-type="string">
            <text:p>Transcon Freight System Pvt. Ltd. 306, 3rd Floor, "KUNTAL", Modi Estate, L.B.S. Marg, Ghatkoper (West), MUMBAI 400 086 </text:p>
          </table:table-cell>
        </table:table-row>
        <table:table-row table:style-name="ro1">
          <table:table-cell office:value-type="string">
            <text:p>223-05 </text:p>
          </table:table-cell>
          <table:table-cell office:value-type="string">
            <text:p>31-3-2006 </text:p>
          </table:table-cell>
          <table:table-cell office:value-type="string">
            <text:p>Transcon Freight System Pvt. Ltd. 306, 3rd Floor, "KUNTAL", Modi Estate, L.B.S. Marg, Ghatkoper (West), MUMBAI 400 086 </text:p>
          </table:table-cell>
        </table:table-row>
        <table:table-row table:style-name="ro1">
          <table:table-cell office:value-type="string">
            <text:p>213-05 </text:p>
          </table:table-cell>
          <table:table-cell office:value-type="string">
            <text:p>31-10-2005 </text:p>
          </table:table-cell>
          <table:table-cell office:value-type="string">
            <text:p>Transcon Freight System Pvt. Ltd. 306, 3rd Floor, "KUNTAL", Modi Estate, L.B.S. Marg, Ghatkoper (West), MUMBAI 400 086 </text:p>
          </table:table-cell>
        </table:table-row>
        <table:table-row table:style-name="ro1">
          <table:table-cell office:value-type="string">
            <text:p>222-05 </text:p>
          </table:table-cell>
          <table:table-cell office:value-type="string">
            <text:p>28-2-2006 </text:p>
          </table:table-cell>
          <table:table-cell office:value-type="string">
            <text:p>Transcon Freight System Pvt. Ltd. 306, 3rd Floor, "KUNTAL", Modi Estate, L.B.S. Marg, Ghatkoper (West), MUMBAI 400 086 </text:p>
          </table:table-cell>
        </table:table-row>
        <table:table-row table:style-name="ro1">
          <table:table-cell office:value-type="string">
            <text:p>322-06 </text:p>
          </table:table-cell>
          <table:table-cell office:value-type="string">
            <text:p>28-2-2007 </text:p>
          </table:table-cell>
          <table:table-cell office:value-type="string">
            <text:p>Transcon Freight System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13-06 </text:p>
          </table:table-cell>
          <table:table-cell office:value-type="string">
            <text:p>31-10-2006 </text:p>
          </table:table-cell>
          <table:table-cell office:value-type="string">
            <text:p>Transcon Freight System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17-06 </text:p>
          </table:table-cell>
          <table:table-cell office:value-type="string">
            <text:p>30-12-2006 </text:p>
          </table:table-cell>
          <table:table-cell office:value-type="string">
            <text:p>Transcon Freight System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20-07 </text:p>
          </table:table-cell>
          <table:table-cell office:value-type="string">
            <text:p>31-1-2007 </text:p>
          </table:table-cell>
          <table:table-cell office:value-type="string">
            <text:p>Transcon Freight System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15-06 </text:p>
          </table:table-cell>
          <table:table-cell office:value-type="string">
            <text:p>30-11-2006 </text:p>
          </table:table-cell>
          <table:table-cell office:value-type="string">
            <text:p>Transcon Freight System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05-06 </text:p>
          </table:table-cell>
          <table:table-cell office:value-type="string">
            <text:p>30-6-2006 </text:p>
          </table:table-cell>
          <table:table-cell office:value-type="string">
            <text:p>Transcon Freight System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03-06 </text:p>
          </table:table-cell>
          <table:table-cell office:value-type="string">
            <text:p>30-5-2006 </text:p>
          </table:table-cell>
          <table:table-cell office:value-type="string">
            <text:p>Transcon Freight System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10-06 </text:p>
          </table:table-cell>
          <table:table-cell office:value-type="string">
            <text:p>31-8-2006 </text:p>
          </table:table-cell>
          <table:table-cell office:value-type="string">
            <text:p>Transcon Freight System Pvt. Ltd., 306, 3rd Floor, "KUNTAL", Modi Estate, L.B.S. Marg, Ghatkoper (West), MUMBAI 400 086 </text:p>
          </table:table-cell>
        </table:table-row>
        <table:table-row table:style-name="ro1">
          <table:table-cell office:value-type="string">
            <text:p>307-06 </text:p>
          </table:table-cell>
          <table:table-cell office:value-type="string">
            <text:p>31-7-2006 </text:p>
          </table:table-cell>
          <table:table-cell office:value-type="string">
            <text:p>Transcon Freight System Pvt. Ltd., 306, 3rd Floor, "KUNTAL", Modi Estate, L.B.S. Marg, Ghatkoper (West), MUMBAI 400 086 </text:p>
          </table:table-cell>
        </table:table-row>
        <table:table-row table:style-name="ro1" table:number-rows-repeated="65480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target-range-address="Sheet1.A1:Sheet1.IV6553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07" number:title="User-defined">
      <number:text-content/>
      <number:text-content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3">03/23/2007</text:date>, <text:time>00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3-21T22:48:42</meta:creation-date>
    <dc:date>2007-03-23T00:11:58</dc:date>
    <dc:language>en-US</dc:language>
    <meta:editing-cycles>3</meta:editing-cycles>
    <meta:editing-duration>PT53M1S</meta:editing-duration>
    <meta:user-defined meta:name="Info 1"/>
    <meta:user-defined meta:name="Info 2"/>
    <meta:user-defined meta:name="Info 3"/>
    <meta:user-defined meta:name="Info 4"/>
    <meta:document-statistic meta:table-count="1" meta:cell-count="165"/>
  </office:meta>
</office:document-meta>
</file>